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text-align="center" style:justify-single-word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style:font-weight-asian="bold" style:font-weight-complex="bold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language="ru" fo:country="RU" fo:font-style="normal" fo:font-weight="normal" officeooo:paragraph-rsid="001cb584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language="ru" fo:country="RU" fo:font-style="normal" fo:font-weight="normal" officeooo:paragraph-rsid="001d0dca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language="ru" fo:country="RU" fo:font-style="normal" fo:font-weight="normal" officeooo:rsid="001cb584" officeooo:paragraph-rsid="001d0dca"/>
    </style:style>
    <style:style style:name="P6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officeooo:paragraph-rsid="00150950"/>
    </style:style>
    <style:style style:name="P8" style:family="paragraph" style:parent-style-name="Text_20_body" style:list-style-name="L1">
      <style:paragraph-properties fo:margin-top="0in" fo:margin-bottom="0.0972in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1f2328" loext:opacity="100%" fo:letter-spacing="normal" officeooo:paragraph-rsid="00150950"/>
    </style:style>
    <style:style style:name="P10" style:family="paragraph" style:parent-style-name="Text_20_body" style:list-style-name="L1">
      <style:paragraph-properties fo:margin-top="0in" fo:margin-bottom="0.0972in" style:contextual-spacing="false" fo:orphans="2" fo:widows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pple-system" fo:font-size="12pt" fo:font-style="normal" fo:font-weight="normal"/>
    </style:style>
    <style:style style:name="T3" style:family="text">
      <style:text-properties style:font-name="apple-system" fo:font-size="12pt" fo:font-style="normal" fo:font-weight="bold"/>
    </style:style>
    <style:style style:name="T4" style:family="text">
      <style:text-properties style:font-name="apple-system" fo:font-size="12pt" fo:font-style="normal" fo:font-weight="bold" style:font-size-asian="4.59999990463257pt" style:font-size-complex="4.59999990463257pt"/>
    </style:style>
    <style:style style:name="T5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6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1cb71c"/>
    </style:style>
    <style:style style:name="T7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T9" style:family="text">
      <style:text-properties fo:font-variant="normal" fo:text-transform="none" fo:color="#1f2328" loext:opacity="100%" style:font-name="apple-system" fo:font-size="12pt" fo:letter-spacing="normal" fo:font-style="normal" fo:font-weight="bold" officeooo:rsid="001f0b10"/>
    </style:style>
    <style:style style:name="T10" style:family="text">
      <style:text-properties fo:font-variant="normal" fo:text-transform="none" fo:color="#1f2328" loext:opacity="100%" fo:font-size="4pt" fo:letter-spacing="normal" fo:font-style="normal" fo:font-weight="bold" style:font-size-asian="4pt" style:font-size-complex="4pt"/>
    </style:style>
    <style:style style:name="T11" style:family="text">
      <style:text-properties officeooo:rsid="000f56e5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officeooo:rsid="00105c52"/>
    </style:style>
    <style:style style:name="T14" style:family="text">
      <style:text-properties fo:font-size="4.59999990463257pt" fo:font-style="normal" fo:font-weight="bold" style:font-size-asian="4.59999990463257pt" style:font-size-complex="4.59999990463257pt"/>
    </style:style>
    <style:style style:name="T15" style:family="text">
      <style:text-properties officeooo:rsid="001682ef"/>
    </style:style>
    <style:style style:name="T16" style:family="text">
      <style:text-properties officeooo:rsid="0018b9b5"/>
    </style:style>
    <style:style style:name="T17" style:family="text">
      <style:text-properties officeooo:rsid="00198635"/>
    </style:style>
    <style:style style:name="T18" style:family="text">
      <style:text-properties officeooo:rsid="001cb584"/>
    </style:style>
    <style:style style:name="T19" style:family="text">
      <style:text-properties officeooo:rsid="001cb71c"/>
    </style:style>
    <style:style style:name="T20" style:family="text">
      <style:text-properties officeooo:rsid="001d0dca"/>
    </style:style>
    <style:style style:name="T21" style:family="text">
      <style:text-properties officeooo:rsid="001e02d4"/>
    </style:style>
    <style:style style:name="T22" style:family="text">
      <style:text-properties officeooo:rsid="001ebe2a"/>
    </style:style>
    <style:style style:name="T23" style:family="text">
      <style:text-properties officeooo:rsid="001f0b1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3">А</text:span>удит плагина кар<text:span text:style-name="T11">ты сетей</text:span> <text:span text:style-name="T17">Mapgl.ru</text:span></text:p>
      <text:p text:style-name="P2"/>
      <text:p text:style-name="P6"><text:span text:style-name="T5">1.) </text:span><text:a xlink:type="simple" xlink:href="https://github.com/mapgraf/builder" text:style-name="Internet_20_link" text:visited-style-name="Visited_20_Internet_20_Link"><text:span text:style-name="T7">https://github.com/mapgraf/builder</text:span></text:a><text:span text:style-name="T5"> войти </text:span><text:span text:style-name="T6">в репозиторий </text:span><text:span text:style-name="T5">под учетной записью: username: </text:span><text:span text:style-name="T8">mapgl-user</text:span><text:span text:style-name="T5"> password: </text:span><text:span text:style-name="T9">xxxxxxxxxx</text:span></text:p>
      <text:p text:style-name="P1">2.) <text:span text:style-name="T13">ознакомиться с</text:span> исходны<text:span text:style-name="T13">м</text:span> код<text:span text:style-name="T13">ом:</text:span></text:p>
      <text:p text:style-name="P3"><text:s text:c="5"/>Серверн<text:span text:style-name="T19">ая часть </text:span>в папке /pkg отвечает за синхронизацию изменений на карте между <text:span text:style-name="T20">встроенной базой данных браузера </text:span>и файлом SQLite на сервере по адресу  <text:span text:style-name="T12">/usr/share/grafana/public/seed/mapgl-data.db</text:span>. </text:p>
      <text:p text:style-name="P3"><text:s text:c="5"/>В ходе сборки папка /pkg компилируется в исполняемый файл <text:span text:style-name="T12">gpx_mapglapp_linux_amd64</text:span>, который Grafana запускает как часть плагина.</text:p>
      <text:p text:style-name="P4"><text:s text:c="5"/><text:span text:style-name="T18">К</text:span>лиентск<text:span text:style-name="T18">ая</text:span> част<text:span text:style-name="T18">ь</text:span> наход<text:span text:style-name="T18">и</text:span>тся в папке /dist в минифицированном виде. <text:span text:style-name="T18">Файлы з</text:span>апускаются в браузере <text:span text:style-name="T18">пользователя, </text:span><text:span text:style-name="T21">с</text:span><text:span text:style-name="T18"> доступом к папке /public на сервере Grafana, и не делают запросы на другие сервера</text:span>. </text:p>
      <text:p text:style-name="P5"><text:s text:c="5"/>Проверка лицензии происходит локально.</text:p>
      <text:p text:style-name="P1">3.) запустить сборку:</text:p>
      <text:list xml:id="list1818434241" text:style-name="L1">
        <text:list-item>
          <text:p text:style-name="P8"><text:s/>перейти в раздел <text:span text:style-name="T1">Actions</text:span>;</text:p>
        </text:list-item>
        <text:list-item>
          <text:p text:style-name="P8"><text:s/>выбрать процесс <text:span text:style-name="T1">Build and release</text:span>;</text:p>
        </text:list-item>
        <text:list-item>
          <text:p text:style-name="P8"><text:span text:style-name="T1"><text:s/>Run workflow</text:span>;</text:p>
        </text:list-item>
        <text:list-item>
          <text:p text:style-name="P8"><text:s/>указать название организации, выбрать ОС сервера, домен и порт, на котором работает Grafana (для выпуска сертификата плагина).</text:p>
          <text:p text:style-name="P10"><text:span text:style-name="T5">В Grafana встроена проверка подлинности плагина. В связи с этим уточните настройки в разделе [server] вашего файла конфигурации grafana.ini </text:span><text:a xlink:type="simple" xlink:href="https://grafana.com/docs/grafana/latest/setup-grafana/configure-grafana" text:style-name="Internet_20_link" text:visited-style-name="Visited_20_Internet_20_Link"><text:span text:style-name="T7">https://grafana.com/docs/grafana/latest/setup-grafana/configure-grafana</text:span></text:a><text:span text:style-name="T5">:</text:span></text:p>
          <text:p text:style-name="P10"><text:span text:style-name="T5">"domain" - если конфигурировали этот пункт, значение должно совпадать с указанным выше доменом для сертификации плагина. Если нет - сертификат можно выпустить на адрес </text:span><text:a xlink:type="simple" xlink:href="http://localhost:3000/" text:style-name="Internet_20_link" text:visited-style-name="Visited_20_Internet_20_Link"><text:span text:style-name="T7">http://localhost:3000</text:span></text:a></text:p>
          <text:p text:style-name="P8">"allow_loading_unsigned_plugins" - если разрешен запуск неподписанных плагинов, сгенерированный файл сертификата MANIFEST.txt нужно удалить из папки плагина, иначе плагин не зарегистрируется.</text:p>
        </text:list-item>
      </text:list>
      <text:p text:style-name="P1">4.) по окончании сборки (зеленая галочка напротив запущенного процесса 'Build and release'), вернуться на главную страницу репозитория, и в разделе Releases скачать архив с плагином</text:p>
      <text:p text:style-name="P1">5.) распаковать архив в папку с плагинами /var/lib/grafana/plugins</text:p>
      <text:p text:style-name="P1"><text:span text:style-name="T15">6</text:span>.) <text:span text:style-name="T16">п</text:span>ерезапустить сервер, в разделе App главного меню Grafana появится плагин Mapgl App. Перей<text:span text:style-name="T22">ти </text:span>в настройки и ука<text:span text:style-name="T22">зать</text:span> лицензионный токен</text:p>
      <text:p text:style-name="P9"><text:span text:style-name="Source_20_Text"><text:span text:style-name="T4"/></text:span></text:p>
      <text:p text:style-name="P7"><text:span text:style-name="Source_20_Text"><text:span text:style-name="T1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701in" style:type="center"/>
          <style:tab-stop style:position="6.940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701in" style:type="center"/>
          <style:tab-stop style:position="6.940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7874in" fo:margin-right="0.53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23:49:52.093832978</meta:creation-date>
    <dc:date>2025-02-11T14:10:16.396053802</dc:date>
    <meta:editing-duration>PT49M43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51" meta:character-count="1973" meta:non-whitespace-character-count="1720"/>
  </office:meta>
</office:document-meta>
</file>